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/>
    <style:font-face style:name="Mangal1" svg:font-family="Mangal"/>
    <style:font-face style:name="TeX Gyre Bonum1" svg:font-family="'TeX Gyre Bonum'" style:font-adornments="Bold Italic" style:font-family-generic="modern" style:font-pitch="variable"/>
    <style:font-face style:name="TeX Gyre Bonum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language="en" fo:country="US"/>
    </style:style>
    <style:style style:name="P2" style:family="paragraph" style:parent-style-name="Text_20_body">
      <style:text-properties officeooo:rsid="001f3a95" officeooo:paragraph-rsid="001f3a95"/>
    </style:style>
    <style:style style:name="P3" style:family="paragraph" style:parent-style-name="Standard" style:master-page-name="Index">
      <style:paragraph-properties style:page-number="auto"/>
      <style:text-properties fo:language="en" fo:country="US"/>
    </style:style>
    <style:style style:name="P4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5" style:family="paragraph" style:parent-style-name="Text_20_body">
      <style:text-properties fo:language="en" fo:country="US" officeooo:rsid="001e09d8" officeooo:paragraph-rsid="001e09d8"/>
    </style:style>
    <style:style style:name="P6" style:family="paragraph" style:parent-style-name="Text_20_body">
      <style:text-properties officeooo:rsid="0020832d" officeooo:paragraph-rsid="0020832d"/>
    </style:style>
    <style:style style:name="P7" style:family="paragraph" style:parent-style-name="Heading_20_2">
      <style:text-properties officeooo:rsid="0020832d" officeooo:paragraph-rsid="0020832d"/>
    </style:style>
    <style:style style:name="T1" style:family="text">
      <style:text-properties officeooo:rsid="001f3a9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h text:style-name="P4" text:outline-level="1">Introduction</text:h>
      <text:p text:style-name="P5">adf</text:p>
      <text:h text:style-name="Heading_20_1" text:outline-level="1"><text:span text:style-name="T1">S</text:span>cores</text:h>
      <text:p text:style-name="Text_20_body"/>
      <text:h text:style-name="P7" text:outline-level="2">A simple melody</text:h>
      <text:p text:style-name="P6">An msq score is divided into <text:span text:style-name="T2">tracks</text:span><text:span text:style-name="T3">. </text:span></text:p>
      <text:p text:style-name="P6"><text:span text:style-name="T3"/></text:p>
      <text:p text:style-name="P6"><text:span text:style-name="T3">|1: <text:s/>C E C G </text:span></text:p>
      <text:p text:style-name="P6"><text:span text:style-name="T3"/></text:p>
      <text:p text:style-name="P6">Notes</text:p>
      <text:p text:style-name="P6">F#5/q</text:p>
      <text:p text:style-name="P6"/>
      <text:p text:style-name="P2"/>
      <text:h text:style-name="Heading_20_1" text:outline-level="1">Msq/L</text:h>
      <text:h text:style-name="Heading_20_1" text:outline-level="1">C AP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ntium Book Basic" svg:font-family="'Gentium Book Basic'"/>
    <style:font-face style:name="Mangal1" svg:font-family="Mangal"/>
    <style:font-face style:name="TeX Gyre Bonum1" svg:font-family="'TeX Gyre Bonum'" style:font-adornments="Bold Italic" style:font-family-generic="modern" style:font-pitch="variable"/>
    <style:font-face style:name="TeX Gyre Bonum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Book Basic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Book Basic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name="Gentium Book Basic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Book Basic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ook Basic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margin-top="4.5cm" fo:margin-bottom="0.21cm" style:contextual-spacing="false" style:page-number="auto"/>
      <style:text-properties style:font-name="TeX Gyre Bonum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style:font-name="TeX Gyre Bonum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13:01:57.450000000</meta:creation-date>
    <dc:date>2014-02-05T10:23:48.566000000</dc:date>
    <meta:editing-duration>PT14H42M49S</meta:editing-duration>
    <meta:editing-cycles>5</meta:editing-cycles>
    <meta:generator>LibreOffice/4.1.1.2$Windows_x86 LibreOffice_project/7e4286b58adc75a14f6d83f53a03b6c11fa2903</meta:generator>
    <meta:document-statistic meta:table-count="0" meta:image-count="0" meta:object-count="0" meta:page-count="9" meta:paragraph-count="10" meta:word-count="23" meta:character-count="106" meta:non-whitespace-character-count="90"/>
  </office:meta>
</office:document-meta>
</file>